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51cm" svg:stroke-color="#999999" draw:marker-start-width="0.279cm" draw:marker-end-width="0.279cm" draw:fill="solid" draw:fill-color="#ffffff" draw:textarea-horizontal-align="justify" draw:textarea-vertical-align="middle" draw:auto-grow-height="false" fo:min-height="5.11cm" fo:min-width="6.889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828cm" fo:min-width="2.503cm"/>
      <style:paragraph-properties style:writing-mode="lr-tb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844cm" fo:min-width="2.509cm"/>
      <style:paragraph-properties style:writing-mode="lr-tb"/>
    </style:style>
    <style:style style:name="gr4" style:family="graphic" style:parent-style-name="objectwithoutfill">
      <style:graphic-properties svg:stroke-color="#000000" draw:marker-end="Rounded_20_large_20_Arrow" draw:fill="solid" draw:fill-color="#000000" draw:textarea-vertical-align="middle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0.836cm" fo:min-width="1.66cm"/>
      <style:paragraph-properties style:writing-mode="lr-tb"/>
    </style:style>
    <style:style style:name="gr6" style:family="graphic" style:parent-style-name="standard">
      <style:graphic-properties draw:fill-color="#ffe994" draw:textarea-horizontal-align="justify" draw:textarea-vertical-align="middle" draw:auto-grow-height="false" fo:min-height="0.834cm" fo:min-width="1.405cm"/>
      <style:paragraph-properties style:writing-mode="lr-tb"/>
    </style:style>
    <style:style style:name="gr7" style:family="graphic" style:parent-style-name="standard">
      <style:graphic-properties svg:stroke-color="#000000" draw:fill="solid" draw:fill-color="#bf819e" draw:textarea-horizontal-align="justify" draw:textarea-vertical-align="middle" draw:auto-grow-height="false" fo:min-height="1.128cm" fo:min-width="2.29cm"/>
      <style:paragraph-properties style:writing-mode="lr-tb"/>
    </style:style>
    <style:style style:name="gr8" style:family="graphic" style:parent-style-name="objectwithoutfill" style:list-style-name="L1">
      <style:graphic-properties svg:stroke-color="#000000" draw:fill="solid" draw:textarea-vertical-align="middle"/>
      <style:paragraph-properties style:writing-mode="lr-tb"/>
    </style:style>
    <style:style style:name="gr9" style:family="graphic" style:parent-style-name="standard">
      <style:graphic-properties svg:stroke-color="#000000" draw:fill="solid" draw:fill-color="#bf819e" draw:textarea-horizontal-align="justify" draw:textarea-vertical-align="middle" draw:auto-grow-height="false" fo:min-height="1.973cm" fo:min-width="2.375cm"/>
      <style:paragraph-properties style:writing-mode="lr-tb"/>
    </style:style>
    <style:style style:name="gr10" style:family="graphic" style:parent-style-name="objectwithoutfill">
      <style:graphic-properties svg:stroke-color="#000000" draw:fill="solid" draw:textarea-vertical-align="middl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ffffff"/>
      <style:paragraph-properties fo:margin-top="0.305cm" fo:margin-bottom="0cm" fo:text-align="center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e994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solid" draw:fill-color="#bf819e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style:paragraph-properties fo:margin-left="1.626cm" fo:margin-right="0cm" fo:margin-top="0cm" fo:margin-bottom="0cm" fo:line-height="100%" fo:text-align="center" fo:text-indent="0cm"/>
    </style:style>
    <style:style style:name="P8" style:family="paragraph">
      <loext:graphic-properties draw:fill="solid"/>
      <style:paragraph-properties fo:margin-left="1.626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bf819e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solid"/>
      <style:paragraph-properties fo:text-align="center" style:writing-mode="lr-tb"/>
    </style:style>
    <style:style style:name="P12" style:family="paragraph">
      <loext:graphic-properties draw:fill="none" draw:fill-color="#ffffff"/>
      <style:text-properties fo:color="#999999"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999999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23cm" svg:height="5.994cm" svg:x="0.406cm" svg:y="3.454cm">
          <text:p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003cm" svg:height="2.078cm" draw:transform="skewX (0.000523598775598298) rotate (-0.0099483767363673) translate (4.969cm 6.612cm)">
          <text:p text:style-name="P2"><text:span text:style-name="T1">NetHead</text:span></text:p>
          <text:p text:style-name="P2"><text:span text:style-name="T2">Server</text:span></text:p>
          <text:p text:style-name="P2"><text:span text:style-name="T3">&lt;&lt;Leshan&gt;&gt;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3.009cm" svg:height="2.093cm" draw:transform="rotate (-0.0099483767363673) translate (4.963cm 3.846cm)">
          <text:p text:style-name="P2"><text:span text:style-name="T1">NetHead</text:span></text:p>
          <text:p text:style-name="P2"><text:span text:style-name="T1">UI</text:span></text:p>
          <text:p text:style-name="P2"><text:span text:style-name="T3">&lt;&lt;Dash&gt;&gt;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4.959cm" svg:y1="7.681cm" svg:x2="2.65cm" svg:y2="7.732cm" draw:start-shape="id1" draw:start-glue-point="3" draw:end-shape="id2" draw:end-glue-point="6" svg:d="M4959 7681l-2309 51" svg:viewBox="0 0 2310 52">
          <text:p/>
        </draw:connector>
        <draw:custom-shape draw:style-name="gr5" draw:text-style-name="P4" xml:id="id3" draw:id="id3" draw:layer="layout" svg:width="2.159cm" svg:height="1.737cm" svg:x="0.687cm" svg:y="4.064cm">
          <text:p text:style-name="P2"><text:span text:style-name="T2">Graphite</text:span></text:p>
          <text:p text:style-name="P2"><text:span text:style-name="T3">&lt;&lt;data&gt;&gt;</text:span></text:p>
          <draw:enhanced-geometry svg:viewBox="0 0 88 21600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xml:id="id2" draw:id="id2" draw:layer="layout" svg:width="1.904cm" svg:height="1.733cm" svg:x="0.746cm" svg:y="6.865cm">
          <text:p text:style-name="P2"><text:span text:style-name="T2">SQLite</text:span></text:p>
          <text:p text:style-name="P2"><text:span text:style-name="T3">&lt;&lt;config&gt;&gt;</text:span></text:p>
          <draw:enhanced-geometry svg:viewBox="0 0 88 21600" draw:mirror-horizontal="tru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xml:id="id5" draw:id="id5" draw:layer="layout" svg:width="2.79cm" svg:height="1.378cm" draw:transform="rotate (-0.0099483767363673) translate (5.043cm 0.473cm)">
          <text:p text:style-name="P5"><text:span text:style-name="T2">Web</text:span></text:p>
          <text:p text:style-name="P5"><text:span text:style-name="T2">Brows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4.959cm" svg:y1="7.681cm" svg:x2="2.847cm" svg:y2="4.933cm" draw:start-shape="id1" draw:start-glue-point="3" draw:end-shape="id3" draw:end-glue-point="6" svg:d="M4959 7681l-2112-2748" svg:viewBox="0 0 2113 2749">
          <text:p/>
        </draw:connector>
        <draw:connector draw:style-name="gr4" draw:text-style-name="P3" draw:layer="layout" draw:type="line" svg:x1="4.952cm" svg:y1="4.922cm" svg:x2="2.847cm" svg:y2="4.933cm" draw:start-shape="id4" draw:start-glue-point="3" draw:end-shape="id3" draw:end-glue-point="6" svg:d="M4952 4922l-2105 11" svg:viewBox="0 0 2106 12">
          <text:p/>
        </draw:connector>
        <draw:connector draw:style-name="gr4" draw:text-style-name="P3" draw:layer="layout" draw:type="line" svg:x1="4.952cm" svg:y1="4.922cm" svg:x2="2.65cm" svg:y2="7.732cm" draw:start-shape="id4" draw:start-glue-point="3" draw:end-shape="id2" draw:end-glue-point="6" svg:d="M4952 4922l-2302 2810" svg:viewBox="0 0 2303 2811">
          <text:p/>
        </draw:connector>
        <draw:connector draw:style-name="gr8" draw:text-style-name="P8" draw:layer="layout" draw:type="line" svg:x1="6.438cm" svg:y1="1.865cm" svg:x2="6.446cm" svg:y2="3.861cm" draw:start-shape="id5" draw:start-glue-point="2" draw:end-shape="id4" draw:end-glue-point="0" svg:d="M6438 1865l8 1996" svg:viewBox="0 0 9 1997">
          <text:p text:style-name="P7"><text:span text:style-name="T4">HTTP</text:span></text:p>
        </draw:connector>
        <draw:custom-shape draw:style-name="gr9" draw:text-style-name="P9" xml:id="id6" draw:id="id6" draw:layer="layout" svg:width="2.875cm" svg:height="2.221cm" draw:transform="rotate (-0.0099483767363673) translate (11.246cm 6.51cm)">
          <text:p text:style-name="P2"><text:span text:style-name="T1">NetHead</text:span></text:p>
          <text:p text:style-name="P2"><text:span text:style-name="T1">Client</text:span></text:p>
          <text:p text:style-name="P2"><text:span text:style-name="T3">&lt;&lt;device&gt;&gt;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0" draw:text-style-name="P11" draw:layer="layout" draw:type="line" svg:x1="11.236cm" svg:y1="7.649cm" svg:x2="7.962cm" svg:y2="7.651cm" draw:start-shape="id6" draw:start-glue-point="3" draw:end-shape="id1" draw:end-glue-point="1" svg:d="M11236 7649l-3274 2" svg:viewBox="0 0 3275 3">
          <text:p text:style-name="P10"><text:span text:style-name="T5">LwM2M</text:span></text:p>
          <text:p text:style-name="P10"><text:span text:style-name="T3">CoAP</text:span></text:p>
        </draw:connector>
        <draw:frame draw:style-name="gr11" draw:text-style-name="P12" draw:layer="layout" svg:width="3.55cm" svg:height="0.645cm" svg:x="0.869cm" svg:y="8.842cm">
          <draw:text-box>
            <text:p><text:span text:style-name="T6">Server component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14.605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1:42:30.658763946</meta:creation-date>
    <dc:date>2020-06-10T08:14:37.197751488</dc:date>
    <meta:editing-duration>PT19M31S</meta:editing-duration>
    <meta:editing-cycles>5</meta:editing-cycles>
    <meta:generator>LibreOffice/6.4.3.2$Linux_X86_64 LibreOffice_project/40$Build-2</meta:generator>
    <meta:document-statistic meta:object-count="14"/>
  </office:meta>
</office:document-meta>
</file>